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2.032cm"/>
    </style:style>
    <style:style style:name="gr4" style:family="graphic" style:parent-style-name="standard">
      <style:graphic-properties draw:stroke="none" svg:stroke-color="#000000" draw:fill="none" draw:fill-color="#ffffff" fo:min-height="0.258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svg:stroke-color="#000000" draw:marker-start="Arrow" draw:marker-start-width="0.3cm" draw:marker-end="Arrow" draw:marker-end-width="0.3cm" draw:fill="none" draw:fill-color="#ffffff" draw:textarea-vertical-align="middle"/>
    </style:style>
    <style:style style:name="gr7" style:family="graphic" style:parent-style-name="standard">
      <style:graphic-properties svg:stroke-color="#000000" draw:fill="solid" draw:fill-color="#99cc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639cm"/>
    </style:style>
    <style:style style:name="co1" style:family="table-column">
      <style:table-column-properties style:column-width="2.382cm" style:use-optimal-column-width="false"/>
    </style:style>
    <style:style style:name="co2" style:family="table-column">
      <style:table-column-properties style:column-width="1.02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 fo:padding-top="0.1cm" fo:padding-bottom="0.1cm" fo:padding-left="0.1cm" fo:padding-right="0.1cm"/>
      <style:paragraph-properties fo:border="0.03pt solid #000000"/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21cm" svg:height="6.985cm" svg:x="3.175cm" svg:y="2.1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1.016cm" svg:x="3.556cm" svg:y="3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1.016cm" svg:x="3.557cm" svg:y="4.9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1.016cm" svg:x="3.558cm" svg:y="6.3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1.016cm" svg:x="3.559cm" svg:y="7.75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335cm" svg:height="0.962cm" svg:x="3.429cm" svg:y="2.34cm">
          <draw:text-box>
            <text:p>Host 1</text:p>
          </draw:text-box>
        </draw:frame>
        <draw:custom-shape draw:style-name="gr1" draw:text-style-name="P1" draw:layer="layout" svg:width="2.921cm" svg:height="6.985cm" svg:x="7.176cm" svg:y="2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1.016cm" svg:x="7.557cm" svg:y="3.5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1.016cm" svg:x="7.558cm" svg:y="4.9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1.016cm" svg:x="7.559cm" svg:y="6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1.016cm" svg:x="7.56cm" svg:y="7.75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335cm" svg:height="0.962cm" svg:x="7.43cm" svg:y="2.341cm">
          <draw:text-box>
            <text:p>Host 2</text:p>
          </draw:text-box>
        </draw:frame>
        <draw:custom-shape draw:style-name="gr1" draw:text-style-name="P1" draw:layer="layout" svg:width="2.921cm" svg:height="6.985cm" svg:x="13.178cm" svg:y="2.1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1.016cm" svg:x="13.559cm" svg:y="3.5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1.016cm" svg:x="13.56cm" svg:y="4.9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1.016cm" svg:x="13.561cm" svg:y="6.3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1.016cm" svg:x="13.562cm" svg:y="7.759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686cm" svg:height="0.962cm" svg:x="13.432cm" svg:y="2.343cm">
          <draw:text-box>
            <text:p>Host 50</text:p>
          </draw:text-box>
        </draw:frame>
        <draw:frame draw:style-name="gr2" draw:text-style-name="P1" draw:layer="layout" svg:width="2.39cm" svg:height="0.802cm" svg:x="13.459cm" svg:y="3.713cm">
          <draw:text-box>
            <text:p text:style-name="P1"><text:span text:style-name="T1">AS #197</text:span></text:p>
          </draw:text-box>
        </draw:frame>
        <draw:frame draw:style-name="gr3" draw:layer="layout" svg:width="2.667cm" svg:height="2.282cm" svg:x="10.478cm" svg:y="4.272cm">
          <draw:text-box>
            <text:p><text:span text:style-name="T2">…</text:span></text:p>
          </draw:text-box>
        </draw:frame>
        <draw:frame draw:style-name="gr2" draw:text-style-name="P1" draw:layer="layout" svg:width="2.39cm" svg:height="0.802cm" svg:x="13.459cm" svg:y="5.113cm">
          <draw:text-box>
            <text:p text:style-name="P1"><text:span text:style-name="T1">AS #198</text:span></text:p>
          </draw:text-box>
        </draw:frame>
        <draw:frame draw:style-name="gr2" draw:text-style-name="P1" draw:layer="layout" svg:width="2.39cm" svg:height="0.802cm" svg:x="13.459cm" svg:y="6.513cm">
          <draw:text-box>
            <text:p text:style-name="P1"><text:span text:style-name="T1">AS #199</text:span></text:p>
          </draw:text-box>
        </draw:frame>
        <draw:frame draw:style-name="gr2" draw:text-style-name="P1" draw:layer="layout" svg:width="2.39cm" svg:height="0.802cm" svg:x="13.459cm" svg:y="7.913cm">
          <draw:text-box>
            <text:p text:style-name="P1"><text:span text:style-name="T1">AS #200</text:span></text:p>
          </draw:text-box>
        </draw:frame>
        <draw:frame draw:style-name="gr2" draw:text-style-name="P1" draw:layer="layout" svg:width="1.84cm" svg:height="0.802cm" svg:x="3.759cm" svg:y="6.513cm">
          <draw:text-box>
            <text:p text:style-name="P1"><text:span text:style-name="T1">AS #3</text:span></text:p>
          </draw:text-box>
        </draw:frame>
        <draw:frame draw:style-name="gr2" draw:text-style-name="P1" draw:layer="layout" svg:width="1.84cm" svg:height="0.802cm" svg:x="3.759cm" svg:y="7.913cm">
          <draw:text-box>
            <text:p text:style-name="P1"><text:span text:style-name="T1">AS #4</text:span></text:p>
          </draw:text-box>
        </draw:frame>
        <draw:frame draw:style-name="gr2" draw:text-style-name="P1" draw:layer="layout" svg:width="1.84cm" svg:height="0.802cm" svg:x="3.759cm" svg:y="5.113cm">
          <draw:text-box>
            <text:p text:style-name="P1"><text:span text:style-name="T1">AS #2</text:span></text:p>
          </draw:text-box>
        </draw:frame>
        <draw:frame draw:style-name="gr2" draw:text-style-name="P1" draw:layer="layout" svg:width="1.84cm" svg:height="0.802cm" svg:x="3.759cm" svg:y="3.713cm">
          <draw:text-box>
            <text:p text:style-name="P1"><text:span text:style-name="T1">AS #1</text:span></text:p>
          </draw:text-box>
        </draw:frame>
        <draw:frame draw:style-name="gr2" draw:text-style-name="P1" draw:layer="layout" svg:width="1.84cm" svg:height="0.802cm" svg:x="7.759cm" svg:y="5.113cm">
          <draw:text-box>
            <text:p text:style-name="P1"><text:span text:style-name="T1">AS #6</text:span></text:p>
          </draw:text-box>
        </draw:frame>
        <draw:frame draw:style-name="gr2" draw:text-style-name="P1" draw:layer="layout" svg:width="1.84cm" svg:height="0.802cm" svg:x="7.759cm" svg:y="3.713cm">
          <draw:text-box>
            <text:p text:style-name="P1"><text:span text:style-name="T1">AS #5</text:span></text:p>
          </draw:text-box>
        </draw:frame>
        <draw:frame draw:style-name="gr2" draw:text-style-name="P1" draw:layer="layout" svg:width="1.84cm" svg:height="0.802cm" svg:x="7.759cm" svg:y="6.513cm">
          <draw:text-box>
            <text:p text:style-name="P1"><text:span text:style-name="T1">AS #7</text:span></text:p>
          </draw:text-box>
        </draw:frame>
        <draw:frame draw:style-name="gr2" draw:text-style-name="P1" draw:layer="layout" svg:width="1.84cm" svg:height="0.802cm" svg:x="7.759cm" svg:y="7.913cm">
          <draw:text-box>
            <text:p text:style-name="P1"><text:span text:style-name="T1">AS #8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16.002cm" svg:height="13.081cm" svg:x="2.54cm" svg:y="1.524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4.064cm" svg:height="0.962cm" svg:x="8.809cm" svg:y="1.832cm">
          <draw:text-box>
            <text:p>ORBIT Host</text:p>
          </draw:text-box>
        </draw:frame>
        <draw:custom-shape draw:style-name="gr5" draw:text-style-name="P1" xml:id="id1" draw:id="id1" draw:layer="layout" svg:width="2.159cm" svg:height="4.318cm" svg:x="3.418cm" svg:y="3.937cm">
          <text:p text:style-name="P1"><text:span text:style-name="T3">AS #1</text:span></text:p>
          <text:p text:style-name="P1"><text:span text:style-name="T3">PID W</text:span></text:p>
          <text:p text:style-name="P1"/>
          <text:p text:style-name="P1"><text:span text:style-name="T3">UDP</text:span></text:p>
          <text:p text:style-name="P1"><text:span text:style-name="T3">900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2.159cm" svg:height="4.318cm" svg:x="7.319cm" svg:y="3.937cm">
          <text:p text:style-name="P1"><text:span text:style-name="T4">AS #2</text:span></text:p>
          <text:p text:style-name="P1"><text:span text:style-name="T4">PID X</text:span></text:p>
          <text:p text:style-name="P1"/>
          <text:p text:style-name="P1"><text:span text:style-name="T4">UDP</text:span></text:p>
          <text:p text:style-name="P1"><text:span text:style-name="T4">9001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2.159cm" svg:height="4.318cm" svg:x="11.319cm" svg:y="3.937cm">
          <text:p text:style-name="P1"><text:span text:style-name="T4">AS #3</text:span></text:p>
          <text:p text:style-name="P1"><text:span text:style-name="T4">PID Y</text:span></text:p>
          <text:p text:style-name="P1"/>
          <text:p text:style-name="P1"><text:span text:style-name="T4">UDP</text:span></text:p>
          <text:p text:style-name="P1"><text:span text:style-name="T4">9002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2.159cm" svg:height="4.318cm" svg:x="15.319cm" svg:y="3.937cm">
          <text:p text:style-name="P1"><text:span text:style-name="T4">AS #4</text:span></text:p>
          <text:p text:style-name="P1"><text:span text:style-name="T4">IPD Z</text:span></text:p>
          <text:p text:style-name="P1"/>
          <text:p text:style-name="P1"><text:span text:style-name="T4">UDP</text:span></text:p>
          <text:p text:style-name="P1"><text:span text:style-name="T4">9003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9.906cm" svg:height="0.889cm" svg:x="5.588cm" svg:y="13.335cm">
          <text:p text:style-name="P1">eth0 192.168.1.1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10.033cm" svg:height="1.27cm" svg:x="5.561cm" svg:y="10.895cm">
          <text:p text:style-name="P1">Delay Module (Click/Kernel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.497cm" svg:y1="8.255cm" svg:x2="10.577cm" svg:y2="10.895cm" draw:start-shape="id1" draw:start-glue-point="2" draw:end-shape="id2" draw:end-glue-point="0" svg:d="m4497 8255 6080 2640" svg:viewBox="0 0 6081 2641">
          <text:p/>
        </draw:connector>
        <draw:connector draw:style-name="gr6" draw:text-style-name="P1" draw:layer="layout" draw:type="line" svg:x1="8.398cm" svg:y1="8.255cm" svg:x2="10.577cm" svg:y2="10.895cm" draw:start-shape="id3" draw:end-shape="id2" draw:end-glue-point="0" svg:d="m8398 8255 2179 2640" svg:viewBox="0 0 2180 2641">
          <text:p/>
        </draw:connector>
        <draw:connector draw:style-name="gr6" draw:text-style-name="P1" draw:layer="layout" draw:type="line" svg:x1="12.398cm" svg:y1="8.255cm" svg:x2="10.577cm" svg:y2="10.895cm" draw:start-shape="id4" draw:end-shape="id2" svg:d="m12398 8255-1821 2640" svg:viewBox="0 0 1822 2641">
          <text:p/>
        </draw:connector>
        <draw:connector draw:style-name="gr6" draw:text-style-name="P1" draw:layer="layout" draw:type="line" svg:x1="16.398cm" svg:y1="8.255cm" svg:x2="10.577cm" svg:y2="10.895cm" draw:start-shape="id5" draw:end-shape="id2" draw:end-glue-point="0" svg:d="m16398 8255-5821 2640" svg:viewBox="0 0 5822 2641">
          <text:p/>
        </draw:connector>
        <draw:connector draw:style-name="gr6" draw:text-style-name="P1" draw:layer="layout" draw:type="line" svg:x1="10.577cm" svg:y1="12.165cm" svg:x2="10.541cm" svg:y2="13.335cm" draw:start-shape="id2" draw:end-shape="id6" draw:end-glue-point="0" svg:d="m10577 12165-36 1170" svg:viewBox="0 0 37 1171">
          <text:p/>
        </draw:connector>
      </draw:page>
      <draw:page draw:name="page3" draw:style-name="dp1" draw:master-page-name="Default">
        <draw:custom-shape draw:style-name="gr1" draw:text-style-name="P1" draw:layer="layout" svg:width="13.335cm" svg:height="5.969cm" svg:x="1.27cm" svg:y="1.90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3.402cm" svg:height="4.684cm" svg:x="1.928cm" svg:y="2.56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AS #1</text:p>
              </table:table-cell>
              <table:table-cell>
                <text:p text:style-name="P2">60</text:p>
              </table:table-cell>
            </table:table-row>
            <table:table-row table:style-name="ro1" table:default-cell-style-name="ce1">
              <table:table-cell>
                <text:p text:style-name="P2">AS #2</text:p>
              </table:table-cell>
              <table:table-cell>
                <text:p text:style-name="P2">25</text:p>
              </table:table-cell>
            </table:table-row>
            <table:table-row table:style-name="ro1" table:default-cell-style-name="ce1">
              <table:table-cell>
                <text:p text:style-name="P2">AS #3</text:p>
              </table:table-cell>
              <table:table-cell>
                <text:p text:style-name="P2">34</text:p>
              </table:table-cell>
            </table:table-row>
            <table:table-row table:style-name="ro1" table:default-cell-style-name="ce1">
              <table:table-cell>
                <text:p text:style-name="P2">AS #4</text:p>
              </table:table-cell>
              <table:table-cell>
                <text:p text:style-name="P2">76</text:p>
              </table:table-cell>
            </table:table-row>
            <table:table-row table:style-name="ro1" table:default-cell-style-name="ce1">
              <table:table-cell>
                <text:p text:style-name="P2">AS #5</text:p>
              </table:table-cell>
              <table:table-cell>
                <text:p text:style-name="P2">12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402cm" svg:height="4.684cm" svg:x="1.928cm" svg:y="2.56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AS #1</text:p>
              </table:table-cell>
              <table:table-cell>
                <text:p text:style-name="P2">60</text:p>
              </table:table-cell>
            </table:table-row>
            <table:table-row table:style-name="ro1" table:default-cell-style-name="ce1">
              <table:table-cell>
                <text:p text:style-name="P2">AS #2</text:p>
              </table:table-cell>
              <table:table-cell>
                <text:p text:style-name="P2">25</text:p>
              </table:table-cell>
            </table:table-row>
            <table:table-row table:style-name="ro1" table:default-cell-style-name="ce1">
              <table:table-cell>
                <text:p text:style-name="P2">AS #3</text:p>
              </table:table-cell>
              <table:table-cell>
                <text:p text:style-name="P2">34</text:p>
              </table:table-cell>
            </table:table-row>
            <table:table-row table:style-name="ro1" table:default-cell-style-name="ce1">
              <table:table-cell>
                <text:p text:style-name="P2">AS #4</text:p>
              </table:table-cell>
              <table:table-cell>
                <text:p text:style-name="P2">76</text:p>
              </table:table-cell>
            </table:table-row>
            <table:table-row table:style-name="ro1" table:default-cell-style-name="ce1">
              <table:table-cell>
                <text:p text:style-name="P2">AS #5</text:p>
              </table:table-cell>
              <table:table-cell>
                <text:p text:style-name="P2">12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" draw:text-style-name="P1" draw:layer="layout" svg:width="6.985cm" svg:height="2.032cm" svg:x="6.431cm" svg:y="3.16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7cm" svg:height="1.778cm" svg:x="6.558cm" svg:y="3.2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7cm" svg:height="1.778cm" svg:x="8.058cm" svg:y="3.2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7cm" svg:height="1.778cm" svg:x="9.558cm" svg:y="3.2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7cm" svg:height="1.778cm" svg:x="11.058cm" svg:y="3.294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4.318cm" svg:height="0.962cm" svg:x="6.285cm" svg:y="2.326cm">
          <draw:text-box>
            <text:p>Delay Queu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ert Moore</meta:initial-creator>
    <meta:creation-date>2013-07-02T16:06:24</meta:creation-date>
    <dc:date>2013-07-02T16:53:58</dc:date>
    <dc:creator>Robert Moore</dc:creator>
    <meta:editing-duration>PT44M35S</meta:editing-duration>
    <meta:editing-cycles>16</meta:editing-cycles>
    <meta:generator>LibreOffice/4.0.2.2$Linux_X86_64 LibreOffice_project/400m0$Build-2</meta:generator>
    <meta:document-statistic meta:object-count="53"/>
  </office:meta>
</office:document-meta>
</file>